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8708in" table:align="margins"/>
    </style:style>
    <style:style style:name="Table1.A" style:family="table-column">
      <style:table-column-properties style:column-width="3.4354in" style:rel-column-width="32767*"/>
    </style:style>
    <style:style style:name="Table1.B" style:family="table-column">
      <style:table-column-properties style:column-width="3.4354in" style:rel-column-width="32768*"/>
    </style:style>
    <style:style style:name="Table1.1" style:family="table-row">
      <style:table-row-properties style:min-row-height="1in"/>
    </style:style>
    <style:style style:name="Table1.A1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able1.B1" style:family="table-cell">
      <style:table-cell-properties style:vertical-align="middle" fo:padding="0.0201in" fo:border="0.0007in solid #000000"/>
    </style:style>
    <style:style style:name="Table1.A2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able1.B2" style:family="table-cell">
      <style:table-cell-properties style:vertical-align="middle" fo:padding="0.0201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color="#ff3333"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3333" fo:font-size="32pt" fo:font-style="normal" fo:text-shadow="none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paragraph-properties fo:text-align="start" style:justify-single-word="false"/>
      <style:text-properties fo:color="#800000" fo:font-size="16pt" fo:font-weight="normal" style:font-size-asian="16pt" style:font-weight-asian="normal" style:font-size-complex="16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font-size="24pt" style:font-size-asian="24pt" style:font-size-complex="24pt"/>
    </style:style>
    <style:style style:name="P6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<text:s text:c="2"/>Name : _____________________________<text:tab/> <text:s text:c="20"/>Class : _____________________</text:p>
      <text:p text:style-name="P3"/>
      <text:p text:style-name="P3"><text:s text:c="2"/>Date : ______________________________</text:p>
      <text:p text:style-name="P3"/>
      <text:p text:style-name="Standard"/>
      <text:p text:style-name="P1"/>
      <text:p text:style-name="P2">TIME PATTERN</text:p>
      <text:p text:style-name="P4"/>
      <text:p text:style-name="P4">Complete the pattern.</text:p>
      <text:p text:style-name="Standard"><draw:rect text:anchor-type="paragraph" draw:z-index="1" draw:style-name="gr1" draw:text-style-name="P6" svg:width="0.8335in" svg:height="0.448in" svg:x="4.9457in" svg:y="0.4827in"><text:p/></draw:rect><draw:rect text:anchor-type="paragraph" draw:z-index="4" draw:style-name="gr1" draw:text-style-name="P6" svg:width="0.8961in" svg:height="0.448in" svg:x="5.8311in" svg:y="0.4728in"><text:p/></draw:rect><draw:rect text:anchor-type="paragraph" draw:z-index="5" draw:style-name="gr1" draw:text-style-name="P6" svg:width="0.8335in" svg:height="0.448in" svg:x="2.539in" svg:y="1.4937in"><text:p/></draw:rect><draw:rect text:anchor-type="paragraph" draw:z-index="6" draw:style-name="gr1" draw:text-style-name="P6" svg:width="0.8335in" svg:height="0.448in" svg:x="5.7362in" svg:y="1.4728in"><text:p/></draw:rect><draw:rect text:anchor-type="paragraph" draw:z-index="7" draw:style-name="gr1" draw:text-style-name="P6" svg:width="0.8335in" svg:height="0.448in" svg:x="2.3307in" svg:y="2.4835in"><text:p/></draw:rect><draw:rect text:anchor-type="paragraph" draw:z-index="8" draw:style-name="gr1" draw:text-style-name="P6" svg:width="0.9768in" svg:height="0.448in" svg:x="5.7402in" svg:y="3.4937in"><text:p/></draw:rect><draw:rect text:anchor-type="paragraph" draw:z-index="9" draw:style-name="gr1" draw:text-style-name="P6" svg:width="0.9768in" svg:height="0.448in" svg:x="2.3335in" svg:y="4.4807in"><text:p/></draw:rect><draw:rect text:anchor-type="paragraph" draw:z-index="10" draw:style-name="gr1" draw:text-style-name="P6" svg:width="0.9768in" svg:height="0.448in" svg:x="5.739in" svg:y="4.4736in"><text:p/></draw:rect><draw:rect text:anchor-type="paragraph" draw:z-index="11" draw:style-name="gr1" draw:text-style-name="P6" svg:width="0.9768in" svg:height="0.448in" svg:x="2.3327in" svg:y="5.4701in"><text:p/></draw:rect><draw:rect text:anchor-type="paragraph" draw:z-index="12" draw:style-name="gr1" draw:text-style-name="P6" svg:width="0.9768in" svg:height="0.448in" svg:x="3.5091in" svg:y="5.4701in"><text:p/></draw:rect><draw:rect text:anchor-type="paragraph" draw:z-index="13" draw:style-name="gr1" draw:text-style-name="P6" svg:width="0.9768in" svg:height="0.448in" svg:x="4.6339in" svg:y="5.4598in"><text:p/></draw:rect><draw:rect text:anchor-type="paragraph" draw:z-index="14" draw:style-name="gr1" draw:text-style-name="P6" svg:width="0.9768in" svg:height="0.448in" svg:x="5.7799in" svg:y="5.4492in"><text:p/></draw:rec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draw:rect text:anchor-type="paragraph" draw:z-index="0" draw:style-name="gr1" draw:text-style-name="P6" svg:width="0.9067in" svg:height="0.448in" svg:x="1.4984in" svg:y="0.0134in"><text:p/></draw:rect> 1:00 <text:s/>2:00 <text:s text:c="11"/>4:00</text:p>
          </table:table-cell>
          <table:table-cell table:style-name="Table1.B1" office:value-type="string">
            <text:p text:style-name="P5"><text:s/>1:00 <text:s/>3:00</text:p>
          </table:table-cell>
        </table:table-row>
        <table:table-row table:style-name="Table1.1">
          <table:table-cell table:style-name="Table1.A2" office:value-type="string">
            <text:p text:style-name="P5"><text:s/>10:00 <text:s/>9:00 <text:s text:c="2"/>8:00 <text:s text:c="3"/></text:p>
          </table:table-cell>
          <table:table-cell table:style-name="Table1.B2" office:value-type="string">
            <text:p text:style-name="P5"><draw:rect text:anchor-type="paragraph" draw:z-index="3" draw:style-name="gr1" draw:text-style-name="P6" svg:width="0.9768in" svg:height="0.448in" svg:x="2.2957in" svg:y="0.972in"><text:p/></draw:rect> 2:10 <text:s/>4:10 <text:s/>6:10 </text:p>
          </table:table-cell>
        </table:table-row>
        <table:table-row table:style-name="Table1.1">
          <table:table-cell table:style-name="Table1.A2" office:value-type="string">
            <text:p text:style-name="P5"><draw:rect text:anchor-type="paragraph" draw:z-index="2" draw:style-name="gr1" draw:text-style-name="P6" svg:width="0.9634in" svg:height="0.448in" svg:x="2.3583in" svg:y="0.9516in"><text:p/></draw:rect> 5:15 <text:s/>5:30 <text:s/>5:45 <text:s text:c="2"/></text:p>
          </table:table-cell>
          <table:table-cell table:style-name="Table1.B2" office:value-type="string">
            <text:p text:style-name="P5"><text:s/>4:10 <text:s/>4:20 <text:s/>4:30</text:p>
          </table:table-cell>
        </table:table-row>
        <table:table-row table:style-name="Table1.1">
          <table:table-cell table:style-name="Table1.A2" office:value-type="string">
            <text:p text:style-name="P5"><text:s/>1:00 <text:s/>1:05 <text:s/>1:10</text:p>
          </table:table-cell>
          <table:table-cell table:style-name="Table1.B2" office:value-type="string">
            <text:p text:style-name="P5"><text:s/>1:00 <text:s/>2:10 <text:s/>3:20 <text:s/></text:p>
          </table:table-cell>
        </table:table-row>
        <table:table-row table:style-name="Table1.1">
          <table:table-cell table:style-name="Table1.A2" office:value-type="string">
            <text:p text:style-name="P5"><text:s/>4:00 <text:s/>3:15 <text:s/>2:30 <text:s text:c="3"/></text:p>
          </table:table-cell>
          <table:table-cell table:style-name="Table1.B2" office:value-type="string">
            <text:p text:style-name="P5"><text:s/>5:00 <text:s/>4:10 <text:s/>3:20 <text:s/></text:p>
          </table:table-cell>
        </table:table-row>
        <table:table-row table:style-name="Table1.1">
          <table:table-cell table:style-name="Table1.B2" table:number-columns-spanned="2" office:value-type="string">
            <text:p text:style-name="P5">1:00 <text:s/>3:15 <text:s/>5:30 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0.0071in solid #ff3333" fo:padding="0.020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oop Jain</meta:initial-creator>
    <meta:creation-date>2014-10-18T21:48:01.63</meta:creation-date>
    <dc:date>2015-01-04T16:20:48</dc:date>
    <dc:creator>Anoop Jain</dc:creator>
    <meta:editing-duration>PT57M49S</meta:editing-duration>
    <meta:editing-cycles>31</meta:editing-cycles>
    <meta:generator>OpenOffice/4.1.1$Win32 OpenOffice.org_project/411m6$Build-9775</meta:generator>
    <meta:printed-by>Anoop Jain</meta:printed-by>
    <meta:print-date>2014-10-18T22:06:25.12</meta:print-date>
    <meta:document-statistic meta:table-count="1" meta:image-count="0" meta:object-count="0" meta:page-count="1" meta:paragraph-count="15" meta:word-count="46" meta:character-count="370"/>
  </office:meta>
</office:document-meta>
</file>